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</style:style>
    <style:style style:name="T359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06879185BR</text:p>
        </text:list-item>
        <text:list-item>
          <text:p text:style-name="P305">AK206608188BR</text:p>
        </text:list-item>
        <text:list-item>
          <text:p text:style-name="P306">AA172616537BR</text:p>
        </text:list-item>
        <text:list-item>
          <text:p text:style-name="P307">AK206884937BR</text:p>
        </text:list-item>
        <text:list-item>
          <text:p text:style-name="P308">AK206418161BR</text:p>
        </text:list-item>
        <text:list-item>
          <text:p text:style-name="P309">AA172280475BR</text:p>
        </text:list-item>
        <text:list-item>
          <text:p text:style-name="P310">AK206380130BR</text:p>
        </text:list-item>
        <text:list-item>
          <text:p text:style-name="P311">AA171311879BR</text:p>
        </text:list-item>
        <text:list-item>
          <text:p text:style-name="P312">AA171852667BR</text:p>
        </text:list-item>
        <text:list-item>
          <text:p text:style-name="P313">AK207900052BR</text:p>
        </text:list-item>
        <text:list-item>
          <text:p text:style-name="P314">AK205298167BR</text:p>
        </text:list-item>
        <text:list-item>
          <text:p text:style-name="P315">AA172023335BR</text:p>
        </text:list-item>
        <text:list-item>
          <text:p text:style-name="P316">AK205894221BR</text:p>
        </text:list-item>
        <text:list-item>
          <text:p text:style-name="P317">AK206003310BR</text:p>
        </text:list-item>
        <text:list-item>
          <text:p text:style-name="P318">AK205520255BR</text:p>
        </text:list-item>
        <text:list-item>
          <text:p text:style-name="P319">AK206168764BR</text:p>
        </text:list-item>
        <text:list-item>
          <text:p text:style-name="P320">AK205908932BR</text:p>
        </text:list-item>
        <text:list-item>
          <text:p text:style-name="P321">AA173064092BR</text:p>
        </text:list-item>
        <text:list-item>
          <text:p text:style-name="P322">AK208323387BR</text:p>
        </text:list-item>
        <text:list-item>
          <text:p text:style-name="P323">AA172851985BR</text:p>
        </text:list-item>
        <text:list-item>
          <text:p text:style-name="P324">AK208076005BR</text:p>
        </text:list-item>
        <text:list-item>
          <text:p text:style-name="P325">AA173303495BR</text:p>
        </text:list-item>
        <text:list-item>
          <text:p text:style-name="P326">AA173478284BR</text:p>
        </text:list-item>
        <text:list-item>
          <text:p text:style-name="P327">AA173202620BR</text:p>
        </text:list-item>
        <text:list-item>
          <text:p text:style-name="P328">AA173554224BR</text:p>
        </text:list-item>
        <text:list-item>
          <text:p text:style-name="P329">AA173203917BR</text:p>
        </text:list-item>
        <text:list-item>
          <text:p text:style-name="P330">AK207553137BR</text:p>
        </text:list-item>
        <text:list-item>
          <text:p text:style-name="P331">AK208220507BR</text:p>
        </text:list-item>
        <text:list-item>
          <text:p text:style-name="P332">AK207764581BR</text:p>
        </text:list-item>
        <text:list-item>
          <text:p text:style-name="P333">AK206129482BR</text:p>
        </text:list-item>
        <text:list-item>
          <text:p text:style-name="P334">AK205686714BR</text:p>
        </text:list-item>
        <text:list-item>
          <text:p text:style-name="P335">AK207343955BR</text:p>
        </text:list-item>
        <text:list-item>
          <text:p text:style-name="P336">AK207902610BR</text:p>
        </text:list-item>
        <text:list-item>
          <text:p text:style-name="P337">AK207900772BR</text:p>
        </text:list-item>
        <text:list-item>
          <text:p text:style-name="P338">AK205480732BR</text:p>
        </text:list-item>
        <text:list-item>
          <text:p text:style-name="P339">AK204634962BR</text:p>
        </text:list-item>
        <text:list-item>
          <text:p text:style-name="P340">AK205083197BR</text:p>
        </text:list-item>
        <text:list-item>
          <text:p text:style-name="P341">AA173416421BR</text:p>
        </text:list-item>
        <text:list-item>
          <text:p text:style-name="P342">AK207207230BR</text:p>
        </text:list-item>
        <text:list-item>
          <text:p text:style-name="P343">AA171320354BR</text:p>
        </text:list-item>
        <text:list-item>
          <text:p text:style-name="P344">AK207884085BR</text:p>
        </text:list-item>
        <text:list-item>
          <text:p text:style-name="P345">AK205139700BR</text:p>
        </text:list-item>
        <text:list-item>
          <text:p text:style-name="P346">AA172970625BR</text:p>
        </text:list-item>
        <text:list-item>
          <text:p text:style-name="P347">AK208021554BR</text:p>
        </text:list-item>
        <text:list-item>
          <text:p text:style-name="P348">AK207115153BR</text:p>
        </text:list-item>
        <text:list-item>
          <text:p text:style-name="P349">AK206125928BR</text:p>
        </text:list-item>
        <text:list-item>
          <text:p text:style-name="P350">AK206747278BR</text:p>
        </text:list-item>
        <text:list-item>
          <text:p text:style-name="P351">AA172951198BR</text:p>
        </text:list-item>
        <text:list-item>
          <text:p text:style-name="P352">AK207833477BR</text:p>
        </text:list-item>
        <text:list-item>
          <text:p text:style-name="P353">AK206635679BR</text:p>
        </text:list-item>
        <text:list-item>
          <text:p text:style-name="P354">AK206014357BR</text:p>
        </text:list-item>
        <text:list-item>
          <text:p text:style-name="P355">AK205774303BR</text:p>
        </text:list-item>
        <text:list-item>
          <text:p text:style-name="P356">AA172242619BR</text:p>
        </text:list-item>
        <text:list-item>
          <text:p text:style-name="P357">AK205912089BR</text:p>
        </text:list-item>
        <text:list-item>
          <text:p text:style-name="P358"><text:span text:style-name="T359">AK205712652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55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1T20:55:00Z</meta:creation-date>
    <dc:date>2024-07-11T20:55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20" meta:character-count="769" meta:row-count="5" meta:non-whitespace-character-count="650"/>
  </office:meta>
</office:document-meta>
</file>